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003de4"/>
    </style:style>
    <style:style style:name="P2" style:family="paragraph" style:parent-style-name="Text_20_body" style:list-style-name="L1">
      <style:text-properties officeooo:paragraph-rsid="00003de4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03de4"/>
    </style:style>
    <style:style style:name="T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 text:is-list-header="true"><text:span text:style-name="Strong_20_Emphasis"><text:span text:style-name="T1">Plano de Manutenção</text:span></text:span></text:h>
      <text:list text:style-name="L1">
        <text:list-item>
          <text:p text:style-name="P2"><text:span text:style-name="Strong_20_Emphasis">Monitoramento de Sistema</text:span>:</text:p>
          <text:list>
            <text:list-item>
              <text:p text:style-name="P3">Implementação de ferramentas como <text:span text:style-name="Strong_20_Emphasis">Prometheus</text:span> ou <text:span text:style-name="Strong_20_Emphasis">Datadog</text:span> para monitoramento de desempenho. </text:p>
            </text:list-item>
            <text:list-item>
              <text:p text:style-name="P3">Acompanhamento de logs de erros e segurança utilizando <text:span text:style-name="Strong_20_Emphasis">ELK Stack</text:span> ou serviços externos. </text:p>
            </text:list-item>
          </text:list>
        </text:list-item>
        <text:list-item>
          <text:p text:style-name="P2"><text:span text:style-name="Strong_20_Emphasis">Atualizações e Patches</text:span>:</text:p>
          <text:list>
            <text:list-item>
              <text:p text:style-name="P3">Definir um processo de <text:span text:style-name="Strong_20_Emphasis">atualização periódica</text:span> da aplicação para corrigir bugs, adicionar novas funcionalidades e aplicar patches de segurança. </text:p>
            </text:list-item>
            <text:list-item>
              <text:p text:style-name="P3">Garantir que todos os <text:span text:style-name="Strong_20_Emphasis">pacotes e dependências</text:span> da aplicação estejam atualizados. </text:p>
            </text:list-item>
          </text:list>
        </text:list-item>
        <text:list-item>
          <text:p text:style-name="P2"><text:span text:style-name="Strong_20_Emphasis">Escalabilidade</text:span>:</text:p>
          <text:list>
            <text:list-item>
              <text:p text:style-name="P3">Monitorar e ajustar a escalabilidade conforme a demanda (ex.: escalar o banco de dados ou servidores de aplicação). </text:p>
            </text:list-item>
          </text:list>
        </text:list-item>
        <text:list-item>
          <text:p text:style-name="P2"><text:span text:style-name="Strong_20_Emphasis">Treinamento</text:span>:</text:p>
          <text:list>
            <text:list-item>
              <text:p text:style-name="P3">Treinamento contínuo para os usuários finais (ex.: estoquistas, gestores) para o uso eficiente da plataforma. </text:p>
            </text:list-item>
            <text:list-item>
              <text:p text:style-name="P3">Capacitação da equipe interna sobre a manutenção e segurança do sistema. </text:p>
            </text:list-item>
          </text:list>
        </text:list-item>
        <text:list-item>
          <text:p text:style-name="P2"><text:span text:style-name="Strong_20_Emphasis">Documentação</text:span>:</text:p>
          <text:list>
            <text:list-item>
              <text:p text:style-name="P3">Manter documentação atualizada sobre a aplicação, segurança, backup e processos de implantação. </text:p>
            </text:list-item>
            <text:list-item>
              <text:p text:style-name="P3">Documentar atualizações e mudanças na aplicação de forma clara e acessível. </text:p>
            </text:list-item>
          </text:list>
        </text:list-item>
        <text:list-item>
          <text:p text:style-name="P2"><text:span text:style-name="Strong_20_Emphasis">Suporte</text:span>:</text:p>
          <text:list>
            <text:list-item>
              <text:p text:style-name="P3">Estabelecer um canal de <text:span text:style-name="Strong_20_Emphasis">suporte</text:span> para dúvidas e problemas que possam surgir durante o uso da aplicação. </text:p>
            </text:list-item>
            <text:list-item>
              <text:p text:style-name="P2">Definir SLA (Service Level Agreement) para resolução de problemas críticos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1:05:46.540186534</meta:creation-date>
    <dc:date>2025-02-08T01:07:14.426466978</dc:date>
    <meta:editing-duration>PT1M28S</meta:editing-duration>
    <meta:editing-cycles>1</meta:editing-cycles>
    <meta:document-statistic meta:table-count="0" meta:image-count="0" meta:object-count="0" meta:page-count="1" meta:paragraph-count="18" meta:word-count="178" meta:character-count="1186" meta:non-whitespace-character-count="1032"/>
    <meta:generator>LibreOffice/24.8.4.2$Linux_X86_64 LibreOffice_project/480$Build-2</meta:generator>
  </office:meta>
</office:document-meta>
</file>